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.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editor)</text:p>
        </text:list-item>
        <text:list-item>
          <text:p text:style-name="P55">Impress (prezentační manažer)</text:p>
        </text:list-item>
        <text:list-item>
          <text:p text:style-name="P55">Draw (editor vektorové grafiky)</text:p>
        </text:list-item>
        <text:list-item>
          <text:p text:style-name="P55">Databáze (databázový manažer)</text:p>
        </text:list-item>
        <text:list-item>
          <text:p text:style-name="P55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sledek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ou se možnosti nastavení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 + kliknout a/nebo klik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 + 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 s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  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y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.</text:p>
      <text:p text:style-name="P30">Na kolik počítačů mohu LibreOffice nainstalovat?</text:p>
      <text:p text:style-name="P17">Na libovolný počet.</text:p>
      <text:p text:style-name="P30">Je LibreOffice dostupný v mém jazyce?</text:p>
      <text:p text:style-name="P1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nechcete Javu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